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60400005BD9000033A76598B20D.wmf"/>
  <manifest:file-entry manifest:media-type="" manifest:full-path="Pictures/200002CD00004289000010D9B33BC942.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Linux Libertine2" svg:font-family="'Linux Libertine'" style:font-pitch="variable"/>
    <style:font-face style:name="Linux Libertine" svg:font-family="'Linux Libertine'" style:font-adornments="Bold" style:font-pitch="variable"/>
    <style:font-face style:name="Linux Libertine1" svg:font-family="'Linux Libertine'"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nux Libertine2" fo:font-size="14pt" fo:font-weight="bold" officeooo:rsid="0001b608" officeooo:paragraph-rsid="0001b608" style:font-size-asian="14pt" style:font-weight-asian="bold" style:font-size-complex="14pt" style:font-weight-complex="bold"/>
    </style:style>
    <style:style style:name="P2" style:family="paragraph" style:parent-style-name="Standard">
      <style:text-properties style:font-name="Linux Libertine2" fo:font-size="14pt" fo:font-weight="bold" officeooo:rsid="002c771a" officeooo:paragraph-rsid="002c771a" style:font-size-asian="14pt" style:font-weight-asian="bold" style:font-size-complex="14pt" style:font-weight-complex="bold"/>
    </style:style>
    <style:style style:name="P3" style:family="paragraph" style:parent-style-name="Standard">
      <style:text-properties style:font-name="Linux Libertine2" fo:font-size="14pt" fo:font-weight="bold" officeooo:rsid="0035c8d5" officeooo:paragraph-rsid="0035c8d5" style:font-size-asian="14pt" style:font-weight-asian="bold" style:font-size-complex="14pt" style:font-weight-complex="bold"/>
    </style:style>
    <style:style style:name="P4" style:family="paragraph" style:parent-style-name="Standard">
      <style:text-properties style:font-name="Linux Libertine2" officeooo:rsid="0001b608" officeooo:paragraph-rsid="0001b608"/>
    </style:style>
    <style:style style:name="P5" style:family="paragraph" style:parent-style-name="Standard">
      <style:paragraph-properties fo:text-align="justify" style:justify-single-word="false"/>
      <style:text-properties style:font-name="Linux Libertine2" officeooo:rsid="0001b608" officeooo:paragraph-rsid="0001b608"/>
    </style:style>
    <style:style style:name="P6" style:family="paragraph" style:parent-style-name="Standard">
      <style:paragraph-properties fo:text-align="justify" style:justify-single-word="false"/>
      <style:text-properties style:font-name="Linux Libertine2" officeooo:rsid="0001b608" officeooo:paragraph-rsid="003635e3"/>
    </style:style>
    <style:style style:name="P7" style:family="paragraph" style:parent-style-name="Standard">
      <style:paragraph-properties fo:text-align="justify" style:justify-single-word="false"/>
      <style:text-properties style:font-name="Linux Libertine2" officeooo:rsid="0001b608" officeooo:paragraph-rsid="00386894"/>
    </style:style>
    <style:style style:name="P8" style:family="paragraph" style:parent-style-name="Standard">
      <style:paragraph-properties fo:text-align="justify" style:justify-single-word="false"/>
      <style:text-properties style:font-name="Linux Libertine2" officeooo:rsid="0001b608" officeooo:paragraph-rsid="00387456"/>
    </style:style>
    <style:style style:name="P9" style:family="paragraph" style:parent-style-name="Standard">
      <style:text-properties style:font-name="Linux Libertine2" fo:font-weight="bold" officeooo:rsid="0001b608" officeooo:paragraph-rsid="0001b608" style:font-weight-asian="bold" style:font-weight-complex="bold"/>
    </style:style>
    <style:style style:name="P10" style:family="paragraph" style:parent-style-name="Standard">
      <style:paragraph-properties fo:text-align="justify" style:justify-single-word="false"/>
      <style:text-properties style:font-name="Linux Libertine2" fo:font-weight="bold" officeooo:rsid="00451fa0" officeooo:paragraph-rsid="00451fa0" style:font-weight-asian="bold" style:font-weight-complex="bold"/>
    </style:style>
    <style:style style:name="P11" style:family="paragraph" style:parent-style-name="Standard">
      <style:paragraph-properties fo:text-align="justify" style:justify-single-word="false"/>
      <style:text-properties style:font-name="Linux Libertine2" fo:font-weight="bold" officeooo:rsid="00451fa0" officeooo:paragraph-rsid="0047fcb1" style:font-weight-asian="bold" style:font-weight-complex="bold"/>
    </style:style>
    <style:style style:name="P12" style:family="paragraph" style:parent-style-name="Standard">
      <style:paragraph-properties fo:text-align="center" style:justify-single-word="false"/>
      <style:text-properties style:font-name="Linux Libertine2" fo:font-weight="bold" officeooo:rsid="00451fa0" officeooo:paragraph-rsid="00451fa0" style:font-weight-asian="bold" style:font-weight-complex="bold"/>
    </style:style>
    <style:style style:name="P13" style:family="paragraph" style:parent-style-name="Standard">
      <style:paragraph-properties fo:text-align="justify" style:justify-single-word="false"/>
      <style:text-properties style:font-name="Linux Libertine2" fo:font-weight="bold" officeooo:rsid="00497635" officeooo:paragraph-rsid="0047fcb1" style:font-weight-asian="bold" style:font-weight-complex="bold"/>
    </style:style>
    <style:style style:name="P14" style:family="paragraph" style:parent-style-name="Standard">
      <style:paragraph-properties fo:text-align="justify" style:justify-single-word="false"/>
      <style:text-properties style:font-name="Linux Libertine2" fo:font-weight="normal" officeooo:rsid="0001da19" officeooo:paragraph-rsid="0001da19" style:font-weight-asian="normal" style:font-weight-complex="normal"/>
    </style:style>
    <style:style style:name="P15" style:family="paragraph" style:parent-style-name="Standard">
      <style:paragraph-properties fo:text-align="justify" style:justify-single-word="false"/>
      <style:text-properties style:font-name="Linux Libertine2" fo:font-weight="normal" officeooo:rsid="0001da19" officeooo:paragraph-rsid="00451fa0" style:font-weight-asian="normal" style:font-weight-complex="normal"/>
    </style:style>
    <style:style style:name="P16" style:family="paragraph" style:parent-style-name="Standard">
      <style:paragraph-properties fo:text-align="justify" style:justify-single-word="false"/>
      <style:text-properties style:font-name="Linux Libertine2" fo:font-weight="normal" officeooo:rsid="00451fa0" officeooo:paragraph-rsid="004a0038" style:font-weight-asian="normal" style:font-weight-complex="normal"/>
    </style:style>
    <style:style style:name="P17" style:family="paragraph" style:parent-style-name="Standard">
      <style:paragraph-properties fo:text-align="justify" style:justify-single-word="false"/>
      <style:text-properties style:font-name="Linux Libertine2" fo:font-weight="normal" officeooo:rsid="004d2e60" officeooo:paragraph-rsid="004d2e60" style:font-weight-asian="normal" style:font-weight-complex="normal"/>
    </style:style>
    <style:style style:name="P18" style:family="paragraph" style:parent-style-name="Standard">
      <style:paragraph-properties fo:text-align="justify" style:justify-single-word="false"/>
      <style:text-properties style:font-name="Linux Libertine2" fo:font-weight="normal" officeooo:rsid="004d7cb9" officeooo:paragraph-rsid="004d7cb9" style:font-weight-asian="normal" style:font-weight-complex="normal"/>
    </style:style>
    <style:style style:name="P19" style:family="paragraph" style:parent-style-name="Standard">
      <style:paragraph-properties fo:text-align="justify" style:justify-single-word="false"/>
      <style:text-properties style:font-name="Linux Libertine2" fo:font-weight="normal" officeooo:rsid="00569ee7" officeooo:paragraph-rsid="00569ee7" style:font-weight-asian="normal" style:font-weight-complex="normal"/>
    </style:style>
    <style:style style:name="P20" style:family="paragraph" style:parent-style-name="Standard">
      <style:text-properties style:font-name="Linux Libertine2" fo:font-size="12pt" fo:font-weight="bold" officeooo:rsid="0001b608" officeooo:paragraph-rsid="002c771a" style:font-size-asian="12pt" style:font-weight-asian="bold" style:font-size-complex="12pt" style:font-weight-complex="bold"/>
    </style:style>
    <style:style style:name="P21" style:family="paragraph" style:parent-style-name="Standard">
      <style:text-properties style:font-name="Linux Libertine2" fo:font-size="12pt" fo:font-weight="bold" officeooo:rsid="002c771a" officeooo:paragraph-rsid="0001b608" style:font-size-asian="12pt" style:font-weight-asian="bold" style:font-size-complex="12pt" style:font-weight-complex="bold"/>
    </style:style>
    <style:style style:name="P22" style:family="paragraph" style:parent-style-name="Standard">
      <style:text-properties style:font-name="Linux Libertine2" fo:font-size="12pt" fo:font-weight="bold" officeooo:rsid="002c771a" officeooo:paragraph-rsid="002c771a" style:font-size-asian="12pt" style:font-weight-asian="bold" style:font-size-complex="12pt" style:font-weight-complex="bold"/>
    </style:style>
    <style:style style:name="P23" style:family="paragraph" style:parent-style-name="Standard">
      <style:paragraph-properties fo:text-align="justify" style:justify-single-word="false"/>
      <style:text-properties style:font-name="Linux Libertine2" fo:font-size="12pt" fo:font-weight="normal" officeooo:rsid="0001da19" officeooo:paragraph-rsid="0001da19"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Linux Libertine2" officeooo:rsid="0035c8d5" officeooo:paragraph-rsid="0001b608"/>
    </style:style>
    <style:style style:name="P25" style:family="paragraph" style:parent-style-name="Standard">
      <style:paragraph-properties fo:text-align="justify" style:justify-single-word="false"/>
      <style:text-properties style:font-name="Linux Libertine2" officeooo:rsid="003635e3" officeooo:paragraph-rsid="003635e3"/>
    </style:style>
    <style:style style:name="P26" style:family="paragraph" style:parent-style-name="Standard">
      <style:paragraph-properties fo:text-align="justify" style:justify-single-word="false"/>
      <style:text-properties style:font-name="Linux Libertine2" officeooo:rsid="003635e3" officeooo:paragraph-rsid="00387456"/>
    </style:style>
    <style:style style:name="P27" style:family="paragraph" style:parent-style-name="Standard">
      <style:paragraph-properties fo:text-align="justify" style:justify-single-word="false"/>
      <style:text-properties style:font-name="Linux Libertine2" officeooo:rsid="00387456" officeooo:paragraph-rsid="00387456"/>
    </style:style>
    <style:style style:name="P28" style:family="paragraph" style:parent-style-name="Standard">
      <style:paragraph-properties fo:text-align="justify" style:justify-single-word="false"/>
      <style:text-properties style:font-name="Linux Libertine2" fo:font-style="italic" fo:font-weight="bold" officeooo:rsid="00451fa0" officeooo:paragraph-rsid="00569ee7" style:font-style-asian="italic" style:font-weight-asian="bold" style:font-style-complex="italic" style:font-weight-complex="bold"/>
    </style:style>
    <style:style style:name="P29" style:family="paragraph" style:parent-style-name="Standard">
      <style:paragraph-properties fo:text-align="justify" style:justify-single-word="false"/>
      <style:text-properties style:font-name="Linux Libertine2" fo:font-style="italic" fo:font-weight="bold" officeooo:rsid="00569ee7" officeooo:paragraph-rsid="00569ee7" style:font-style-asian="italic" style:font-weight-asian="bold" style:font-style-complex="italic" style:font-weight-complex="bold"/>
    </style:style>
    <style:style style:name="P30" style:family="paragraph" style:parent-style-name="Standard">
      <style:paragraph-properties fo:text-align="justify" style:justify-single-word="false"/>
      <style:text-properties style:font-name="Linux Libertine2" fo:font-style="italic" fo:font-weight="bold" officeooo:rsid="004a0038" officeooo:paragraph-rsid="004a0038" style:font-style-asian="italic" style:font-weight-asian="bold" style:font-style-complex="italic" style:font-weight-complex="bold"/>
    </style:style>
    <style:style style:name="P31" style:family="paragraph" style:parent-style-name="Standard">
      <style:paragraph-properties fo:text-align="justify" style:justify-single-word="false"/>
      <style:text-properties style:font-name="Linux Libertine2" fo:font-style="italic" fo:font-weight="normal" officeooo:rsid="00451fa0" officeooo:paragraph-rsid="004d7cb9" style:font-style-asian="italic" style:font-weight-asian="normal" style:font-style-complex="italic" style:font-weight-complex="normal"/>
    </style:style>
    <style:style style:name="P32" style:family="paragraph" style:parent-style-name="Standard">
      <style:paragraph-properties fo:text-align="justify" style:justify-single-word="false"/>
      <style:text-properties style:font-name="Linux Libertine2" fo:font-style="italic" fo:font-weight="normal" officeooo:rsid="004a0038" officeooo:paragraph-rsid="004d7db8" style:font-style-asian="italic" style:font-weight-asian="normal" style:font-style-complex="italic" style:font-weight-complex="normal"/>
    </style:style>
    <style:style style:name="P33" style:family="paragraph" style:parent-style-name="Standard">
      <style:paragraph-properties fo:text-align="justify" style:justify-single-word="false"/>
      <style:text-properties style:font-name="Linux Libertine2" fo:font-style="italic" fo:font-weight="normal" officeooo:rsid="004a0038" officeooo:paragraph-rsid="004a0038" style:font-style-asian="italic" style:font-weight-asian="normal" style:font-style-complex="italic" style:font-weight-complex="normal"/>
    </style:style>
    <style:style style:name="P34" style:family="paragraph" style:parent-style-name="Standard">
      <style:paragraph-properties fo:text-align="justify" style:justify-single-word="false"/>
      <style:text-properties style:font-name="Linux Libertine2" fo:font-style="normal" fo:font-weight="normal" officeooo:rsid="004d7db8" officeooo:paragraph-rsid="004d7db8" style:font-style-asian="normal" style:font-weight-asian="normal" style:font-style-complex="normal" style:font-weight-complex="normal"/>
    </style:style>
    <style:style style:name="P35" style:family="paragraph" style:parent-style-name="Standard">
      <style:paragraph-properties fo:break-before="page"/>
      <style:text-properties style:font-name="Linux Libertine2" officeooo:rsid="0001b608" officeooo:paragraph-rsid="0001b608"/>
    </style:style>
    <style:style style:name="P36" style:family="paragraph" style:parent-style-name="Text_20_body">
      <style:text-properties officeooo:paragraph-rsid="003f2a47"/>
    </style:style>
    <style:style style:name="P37" style:family="paragraph" style:parent-style-name="Text_20_body">
      <style:text-properties officeooo:paragraph-rsid="00401d27"/>
    </style:style>
    <style:style style:name="P38" style:family="paragraph" style:parent-style-name="Text_20_body">
      <style:paragraph-properties fo:text-align="justify" style:justify-single-word="false"/>
      <style:text-properties officeooo:paragraph-rsid="004704cc"/>
    </style:style>
    <style:style style:name="P39" style:family="paragraph" style:parent-style-name="Text_20_body">
      <style:text-properties officeooo:paragraph-rsid="00595932"/>
    </style:style>
    <style:style style:name="P40" style:family="paragraph" style:parent-style-name="Text_20_body">
      <style:text-properties officeooo:rsid="00401d27" officeooo:paragraph-rsid="00401d27"/>
    </style:style>
    <style:style style:name="P41" style:family="paragraph" style:parent-style-name="Text_20_body">
      <style:text-properties officeooo:rsid="004704cc" officeooo:paragraph-rsid="004704cc"/>
    </style:style>
    <style:style style:name="P42" style:family="paragraph" style:parent-style-name="Text_20_body">
      <style:text-properties officeooo:rsid="004d7db8"/>
    </style:style>
    <style:style style:name="P43" style:family="paragraph" style:parent-style-name="Text_20_body">
      <style:text-properties officeooo:rsid="0052be47" officeooo:paragraph-rsid="0052be47"/>
    </style:style>
    <style:style style:name="P44" style:family="paragraph" style:parent-style-name="Text_20_body">
      <style:text-properties fo:font-style="italic" officeooo:rsid="0052be47" officeooo:paragraph-rsid="0052be47" style:font-style-asian="italic" style:font-style-complex="italic"/>
    </style:style>
    <style:style style:name="P45" style:family="paragraph" style:parent-style-name="Text_20_body">
      <style:text-properties fo:font-style="italic" fo:font-weight="bold" officeooo:rsid="00595932" officeooo:paragraph-rsid="00595932" style:font-style-asian="italic" style:font-weight-asian="bold" style:font-style-complex="italic" style:font-weight-complex="bold"/>
    </style:style>
    <style:style style:name="P46" style:family="paragraph" style:parent-style-name="Text_20_body">
      <style:text-properties fo:font-style="italic" fo:font-weight="normal" officeooo:rsid="00595932" officeooo:paragraph-rsid="00595932" style:font-style-asian="italic" style:font-weight-asian="normal" style:font-style-complex="italic" style:font-weight-complex="normal"/>
    </style:style>
    <style:style style:name="P47" style:family="paragraph" style:parent-style-name="Text_20_body">
      <style:text-properties fo:font-style="normal" officeooo:rsid="0052be47" officeooo:paragraph-rsid="0052be47" style:font-style-asian="normal" style:font-style-complex="normal"/>
    </style:style>
    <style:style style:name="P48" style:family="paragraph" style:parent-style-name="Text_20_body">
      <style:text-properties officeooo:rsid="00534d9a"/>
    </style:style>
    <style:style style:name="P49" style:family="paragraph" style:parent-style-name="Text_20_body">
      <style:text-properties officeooo:rsid="00534d9a" officeooo:paragraph-rsid="00534d9a"/>
    </style:style>
    <style:style style:name="P50" style:family="paragraph" style:parent-style-name="Text_20_body">
      <style:text-properties officeooo:rsid="00555fca"/>
    </style:style>
    <style:style style:name="P51" style:family="paragraph" style:parent-style-name="Text_20_body">
      <style:text-properties officeooo:rsid="00555fca" officeooo:paragraph-rsid="00534d9a"/>
    </style:style>
    <style:style style:name="P52" style:family="paragraph" style:parent-style-name="Contents_20_1">
      <style:paragraph-properties>
        <style:tab-stops>
          <style:tab-stop style:position="6.6929in" style:type="right" style:leader-style="dotted" style:leader-text="."/>
        </style:tab-stops>
      </style:paragraph-properties>
    </style:style>
    <style:style style:name="P53" style:family="paragraph" style:parent-style-name="Contents_20_2">
      <style:paragraph-properties>
        <style:tab-stops>
          <style:tab-stop style:position="6.4965in" style:type="right" style:leader-style="dotted" style:leader-text="."/>
        </style:tab-stops>
      </style:paragraph-properties>
    </style:style>
    <style:style style:name="P54" style:family="paragraph" style:parent-style-name="Text_20_body">
      <style:paragraph-properties fo:margin-top="0in" fo:margin-bottom="0in"/>
      <style:text-properties style:font-name="Courier New" fo:font-size="7pt" fo:font-style="normal" fo:font-weight="normal" officeooo:rsid="00595932" officeooo:paragraph-rsid="00595932" style:font-size-asian="7pt" style:font-style-asian="normal" style:font-weight-asian="normal" style:font-size-complex="7pt" style:font-style-complex="normal" style:font-weight-complex="normal"/>
    </style:style>
    <style:style style:name="P55" style:family="paragraph" style:parent-style-name="Standard" style:list-style-name="L1">
      <style:paragraph-properties fo:text-align="justify" style:justify-single-word="false"/>
      <style:text-properties style:font-name="Linux Libertine2" officeooo:rsid="0001b608" officeooo:paragraph-rsid="00386894"/>
    </style:style>
    <style:style style:name="P56" style:family="paragraph" style:parent-style-name="Standard" style:list-style-name="L2">
      <style:paragraph-properties fo:text-align="justify" style:justify-single-word="false"/>
      <style:text-properties style:font-name="Linux Libertine2" officeooo:rsid="0001b608" officeooo:paragraph-rsid="00387456"/>
    </style:style>
    <style:style style:name="P57" style:family="paragraph" style:parent-style-name="Standard" style:list-style-name="L2">
      <style:paragraph-properties fo:text-align="justify" style:justify-single-word="false"/>
      <style:text-properties style:font-name="Linux Libertine2" officeooo:rsid="0001b608" officeooo:paragraph-rsid="0039ff3a"/>
    </style:style>
    <style:style style:name="P58" style:family="paragraph" style:parent-style-name="Standard" style:list-style-name="L4">
      <style:paragraph-properties fo:text-align="justify" style:justify-single-word="false"/>
      <style:text-properties style:font-name="Linux Libertine2" fo:font-size="12pt" fo:font-weight="normal" officeooo:rsid="0001da19" officeooo:paragraph-rsid="00439772" style:font-size-asian="12pt" style:font-weight-asian="normal" style:font-size-complex="12pt" style:font-weight-complex="normal"/>
    </style:style>
    <style:style style:name="P59" style:family="paragraph" style:parent-style-name="Standard" style:list-style-name="L5">
      <style:paragraph-properties fo:text-align="justify" style:justify-single-word="false"/>
      <style:text-properties style:font-name="Linux Libertine2" fo:font-weight="normal" officeooo:rsid="0001da19" officeooo:paragraph-rsid="00451fa0" style:font-weight-asian="normal" style:font-weight-complex="normal"/>
    </style:style>
    <style:style style:name="P60" style:family="paragraph" style:parent-style-name="Standard" style:list-style-name="L6">
      <style:paragraph-properties fo:text-align="justify" style:justify-single-word="false"/>
      <style:text-properties style:font-name="Linux Libertine2" fo:font-weight="normal" officeooo:rsid="00451fa0" officeooo:paragraph-rsid="004d2e60" style:font-weight-asian="normal" style:font-weight-complex="normal"/>
    </style:style>
    <style:style style:name="P61" style:family="paragraph" style:parent-style-name="Standard" style:list-style-name="L6">
      <style:paragraph-properties fo:text-align="justify" style:justify-single-word="false"/>
      <style:text-properties style:font-name="Linux Libertine2" fo:font-weight="normal" officeooo:rsid="004d7cb9" officeooo:paragraph-rsid="004d7cb9" style:font-weight-asian="normal" style:font-weight-complex="normal"/>
    </style:style>
    <style:style style:name="P62" style:family="paragraph" style:parent-style-name="Standard" style:list-style-name="L7">
      <style:paragraph-properties fo:text-align="justify" style:justify-single-word="false"/>
      <style:text-properties style:font-name="Linux Libertine2" fo:font-weight="normal" officeooo:rsid="004d7cb9" officeooo:paragraph-rsid="00569ee7" style:font-weight-asian="normal" style:font-weight-complex="normal"/>
    </style:style>
    <style:style style:name="P63" style:family="paragraph" style:parent-style-name="Standard" style:list-style-name="L5">
      <style:paragraph-properties fo:text-align="justify" style:justify-single-word="false"/>
      <style:text-properties style:font-name="Linux Libertine2" fo:font-weight="bold" officeooo:rsid="0001da19" officeooo:paragraph-rsid="00451fa0" style:font-weight-asian="bold" style:font-weight-complex="bold"/>
    </style:style>
    <style:style style:name="P64" style:family="paragraph" style:parent-style-name="Standard" style:list-style-name="L9">
      <style:paragraph-properties fo:text-align="justify" style:justify-single-word="false"/>
      <style:text-properties style:font-name="Linux Libertine2" fo:font-weight="bold" officeooo:rsid="00451fa0" officeooo:paragraph-rsid="00497635" style:font-weight-asian="bold" style:font-weight-complex="bold"/>
    </style:style>
    <style:style style:name="P65" style:family="paragraph" style:parent-style-name="Standard" style:list-style-name="L7">
      <style:paragraph-properties fo:text-align="justify" style:justify-single-word="false"/>
      <style:text-properties style:font-name="Linux Libertine2" fo:font-style="normal" fo:font-weight="normal" officeooo:rsid="00569ee7" officeooo:paragraph-rsid="00569ee7" style:font-style-asian="normal" style:font-weight-asian="normal" style:font-style-complex="normal" style:font-weight-complex="normal"/>
    </style:style>
    <style:style style:name="P66" style:family="paragraph" style:parent-style-name="Standard" style:list-style-name="L7">
      <style:paragraph-properties fo:text-align="justify" style:justify-single-word="false"/>
      <style:text-properties style:font-name="Linux Libertine2" fo:font-style="normal" fo:font-weight="bold" officeooo:rsid="00451fa0" officeooo:paragraph-rsid="00569ee7" style:font-style-asian="normal" style:font-weight-asian="bold" style:font-style-complex="normal" style:font-weight-complex="bold"/>
    </style:style>
    <style:style style:name="P67" style:family="paragraph" style:parent-style-name="Standard" style:list-style-name="L6">
      <style:paragraph-properties fo:text-align="justify" style:justify-single-word="false"/>
      <style:text-properties officeooo:paragraph-rsid="004d7cb9"/>
    </style:style>
    <style:style style:name="P68" style:family="paragraph" style:parent-style-name="Text_20_body" style:list-style-name="L3">
      <style:text-properties officeooo:paragraph-rsid="00401d27"/>
    </style:style>
    <style:style style:name="P69" style:family="paragraph" style:parent-style-name="Text_20_body" style:list-style-name="L8">
      <style:paragraph-properties fo:text-align="justify" style:justify-single-word="false"/>
      <style:text-properties officeooo:paragraph-rsid="004704cc"/>
    </style:style>
    <style:style style:name="P70" style:family="paragraph" style:parent-style-name="Text_20_body">
      <style:paragraph-properties fo:text-align="justify" style:justify-single-word="false"/>
      <style:text-properties officeooo:paragraph-rsid="004f5a0f"/>
    </style:style>
    <style:style style:name="P71" style:family="paragraph" style:parent-style-name="Text_20_body" style:list-style-name="L8">
      <style:paragraph-properties fo:text-align="justify" style:justify-single-word="false"/>
      <style:text-properties officeooo:rsid="004704cc" officeooo:paragraph-rsid="004704cc"/>
    </style:style>
    <style:style style:name="P72" style:family="paragraph" style:parent-style-name="Text_20_body" style:list-style-name="L10">
      <style:text-properties officeooo:rsid="004f5a0f" officeooo:paragraph-rsid="004f5a0f"/>
    </style:style>
    <style:style style:name="P73" style:family="paragraph" style:parent-style-name="Text_20_body" style:list-style-name="L11">
      <style:text-properties officeooo:rsid="004f5a0f" officeooo:paragraph-rsid="004f5a0f"/>
    </style:style>
    <style:style style:name="P74" style:family="paragraph" style:parent-style-name="Text_20_body">
      <style:paragraph-properties fo:text-align="justify" style:justify-single-word="false"/>
      <style:text-properties officeooo:rsid="004f5a0f" officeooo:paragraph-rsid="004f5a0f"/>
    </style:style>
    <style:style style:name="P75" style:family="paragraph" style:parent-style-name="Text_20_body" style:list-style-name="L12">
      <style:text-properties officeooo:paragraph-rsid="004f5a0f"/>
    </style:style>
    <style:style style:name="P76" style:family="paragraph" style:parent-style-name="Text_20_body" style:list-style-name="L12">
      <style:text-properties officeooo:paragraph-rsid="00510647"/>
    </style:style>
    <style:style style:name="P77" style:family="paragraph" style:parent-style-name="Text_20_body" style:list-style-name="L12">
      <style:text-properties officeooo:rsid="0052be47" officeooo:paragraph-rsid="0052be47"/>
    </style:style>
    <style:style style:name="P78" style:family="paragraph" style:parent-style-name="Text_20_body" style:list-style-name="L13">
      <style:text-properties officeooo:rsid="00534d9a" officeooo:paragraph-rsid="00534d9a"/>
    </style:style>
    <style:style style:name="P79" style:family="paragraph" style:parent-style-name="Text_20_body" style:list-style-name="L14">
      <style:text-properties officeooo:rsid="00534d9a" officeooo:paragraph-rsid="00534d9a"/>
    </style:style>
    <style:style style:name="P80" style:family="paragraph" style:parent-style-name="Table_20_Contents" style:list-style-name="L4">
      <style:paragraph-properties fo:text-align="justify" style:justify-single-word="false"/>
      <style:text-properties fo:font-size="12pt" officeooo:paragraph-rsid="00439772" style:font-size-asian="12pt" style:font-size-complex="12pt"/>
    </style:style>
    <style:style style:name="P81" style:family="paragraph" style:parent-style-name="Heading_20_1">
      <style:text-properties officeooo:rsid="00451fa0"/>
    </style:style>
    <style:style style:name="P82" style:family="paragraph" style:parent-style-name="Heading_20_1">
      <style:paragraph-properties fo:break-before="page"/>
      <style:text-properties officeooo:paragraph-rsid="00439772"/>
    </style:style>
    <style:style style:name="P83" style:family="paragraph" style:parent-style-name="Heading_20_2">
      <style:text-properties officeooo:rsid="003b5081" officeooo:paragraph-rsid="00439772"/>
    </style:style>
    <style:style style:name="P84" style:family="paragraph" style:parent-style-name="Heading_20_2">
      <style:text-properties officeooo:rsid="00439772"/>
    </style:style>
    <style:style style:name="P85" style:family="paragraph" style:parent-style-name="Heading_20_2">
      <style:text-properties officeooo:rsid="00497635"/>
    </style:style>
    <style:style style:name="P86" style:family="paragraph" style:parent-style-name="Heading_20_2">
      <style:text-properties officeooo:rsid="004d7db8"/>
    </style:style>
    <style:style style:name="P87" style:family="paragraph" style:parent-style-name="Heading_20_2">
      <style:text-properties officeooo:rsid="004f5a0f"/>
    </style:style>
    <style:style style:name="P88" style:family="paragraph" style:parent-style-name="Heading_20_2">
      <style:text-properties officeooo:rsid="00534d9a"/>
    </style:style>
    <style:style style:name="T1" style:family="text">
      <style:text-properties style:font-name="Courier New" officeooo:rsid="001be825"/>
    </style:style>
    <style:style style:name="T2" style:family="text">
      <style:text-properties style:font-name="Courier New" fo:font-weight="normal" officeooo:rsid="001be825" style:font-weight-asian="normal" style:font-weight-complex="normal"/>
    </style:style>
    <style:style style:name="T3" style:family="text">
      <style:text-properties style:font-name="Courier New" fo:font-style="normal" officeooo:rsid="00401d27" style:font-style-asian="normal" style:font-style-complex="normal"/>
    </style:style>
    <style:style style:name="T4" style:family="text">
      <style:text-properties style:font-name="Courier New" fo:font-style="normal" officeooo:rsid="005ce891" style:font-style-asian="normal" style:font-style-complex="normal"/>
    </style:style>
    <style:style style:name="T5" style:family="text">
      <style:text-properties fo:font-weight="bold" officeooo:rsid="003635e3" style:font-weight-asian="bold" style:font-weight-complex="bold"/>
    </style:style>
    <style:style style:name="T6" style:family="text">
      <style:text-properties fo:font-weight="bold" officeooo:rsid="00386894" style:font-weight-asian="bold" style:font-weight-complex="bold"/>
    </style:style>
    <style:style style:name="T7" style:family="text">
      <style:text-properties fo:font-weight="bold" officeooo:rsid="0039ff3a" style:font-weight-asian="bold" style:font-weight-complex="bold"/>
    </style:style>
    <style:style style:name="T8" style:family="text">
      <style:text-properties fo:font-weight="bold" officeooo:rsid="00387456" style:font-weight-asian="bold" style:font-weight-complex="bold"/>
    </style:style>
    <style:style style:name="T9" style:family="text">
      <style:text-properties fo:font-weight="bold" officeooo:rsid="00451fa0" style:font-weight-asian="bold" style:font-weight-complex="bold"/>
    </style:style>
    <style:style style:name="T10" style:family="text">
      <style:text-properties fo:font-weight="bold" officeooo:rsid="004d2e60" style:font-weight-asian="bold" style:font-weight-complex="bold"/>
    </style:style>
    <style:style style:name="T11" style:family="text">
      <style:text-properties fo:font-weight="bold" officeooo:rsid="00569ee7" style:font-weight-asian="bold" style:font-weight-complex="bold"/>
    </style:style>
    <style:style style:name="T12" style:family="text">
      <style:text-properties officeooo:rsid="000b26f5"/>
    </style:style>
    <style:style style:name="T13" style:family="text">
      <style:text-properties fo:font-weight="normal" officeooo:rsid="0039ff3a" style:font-weight-asian="normal" style:font-weight-complex="normal"/>
    </style:style>
    <style:style style:name="T14" style:family="text">
      <style:text-properties fo:font-weight="normal" officeooo:rsid="00451fa0" style:font-weight-asian="normal" style:font-weight-complex="normal"/>
    </style:style>
    <style:style style:name="T15" style:family="text">
      <style:text-properties fo:font-weight="normal" officeooo:rsid="00497635" style:font-weight-asian="normal" style:font-weight-complex="normal"/>
    </style:style>
    <style:style style:name="T16" style:family="text">
      <style:text-properties fo:font-weight="normal" officeooo:rsid="004a0038" style:font-weight-asian="normal" style:font-weight-complex="normal"/>
    </style:style>
    <style:style style:name="T17" style:family="text">
      <style:text-properties fo:font-weight="normal" officeooo:rsid="004d2e60" style:font-weight-asian="normal" style:font-weight-complex="normal"/>
    </style:style>
    <style:style style:name="T18" style:family="text">
      <style:text-properties fo:font-weight="normal" officeooo:rsid="00569ee7" style:font-weight-asian="normal" style:font-weight-complex="normal"/>
    </style:style>
    <style:style style:name="T19" style:family="text">
      <style:text-properties fo:font-weight="normal" officeooo:rsid="0058560f" style:font-weight-asian="normal" style:font-weight-complex="normal"/>
    </style:style>
    <style:style style:name="T20" style:family="text">
      <style:text-properties fo:font-weight="normal" officeooo:rsid="00595932" style:font-weight-asian="normal" style:font-weight-complex="normal"/>
    </style:style>
    <style:style style:name="T21" style:family="text">
      <style:text-properties fo:font-weight="normal" officeooo:rsid="005e5830" style:font-weight-asian="normal" style:font-weight-complex="normal"/>
    </style:style>
    <style:style style:name="T22" style:family="text">
      <style:text-properties fo:font-weight="normal" officeooo:rsid="00603bfc" style:font-weight-asian="normal" style:font-weight-complex="normal"/>
    </style:style>
    <style:style style:name="T23" style:family="text">
      <style:text-properties officeooo:rsid="002c771a"/>
    </style:style>
    <style:style style:name="T24" style:family="text">
      <style:text-properties officeooo:rsid="0035c8d5"/>
    </style:style>
    <style:style style:name="T25" style:family="text">
      <style:text-properties officeooo:rsid="003635e3"/>
    </style:style>
    <style:style style:name="T26" style:family="text">
      <style:text-properties officeooo:rsid="0036bef4"/>
    </style:style>
    <style:style style:name="T27" style:family="text">
      <style:text-properties officeooo:rsid="00386894"/>
    </style:style>
    <style:style style:name="T28" style:family="text">
      <style:text-properties officeooo:rsid="00387456"/>
    </style:style>
    <style:style style:name="T29" style:family="text">
      <style:text-properties officeooo:rsid="0039dd8a"/>
    </style:style>
    <style:style style:name="T30" style:family="text">
      <style:text-properties officeooo:rsid="0039ff3a"/>
    </style:style>
    <style:style style:name="T31" style:family="text">
      <style:text-properties officeooo:rsid="003b5081"/>
    </style:style>
    <style:style style:name="T32" style:family="text">
      <style:text-properties officeooo:rsid="003d3dc0"/>
    </style:style>
    <style:style style:name="T33" style:family="text">
      <style:text-properties officeooo:rsid="003e4dd0"/>
    </style:style>
    <style:style style:name="T34" style:family="text">
      <style:text-properties officeooo:rsid="003f2a47"/>
    </style:style>
    <style:style style:name="T35" style:family="text">
      <style:text-properties officeooo:rsid="00401d27"/>
    </style:style>
    <style:style style:name="T36" style:family="text">
      <style:text-properties fo:font-style="italic" officeooo:rsid="00401d27" style:font-style-asian="italic" style:font-style-complex="italic"/>
    </style:style>
    <style:style style:name="T37" style:family="text">
      <style:text-properties fo:font-style="italic" officeooo:rsid="004a0038" style:font-style-asian="italic" style:font-style-complex="italic"/>
    </style:style>
    <style:style style:name="T38" style:family="text">
      <style:text-properties fo:font-style="italic" officeooo:rsid="004aeab1" style:font-style-asian="italic" style:font-style-complex="italic"/>
    </style:style>
    <style:style style:name="T39" style:family="text">
      <style:text-properties fo:font-style="italic" officeooo:rsid="004f5a0f" style:font-style-asian="italic" style:font-style-complex="italic"/>
    </style:style>
    <style:style style:name="T40" style:family="text">
      <style:text-properties fo:font-style="italic" officeooo:rsid="005ce891" style:font-style-asian="italic" style:font-style-complex="italic"/>
    </style:style>
    <style:style style:name="T41" style:family="text">
      <style:text-properties fo:font-style="italic" officeooo:rsid="005e5830" style:font-style-asian="italic" style:font-style-complex="italic"/>
    </style:style>
    <style:style style:name="T42" style:family="text">
      <style:text-properties fo:font-style="normal" officeooo:rsid="00401d27" style:font-style-asian="normal" style:font-style-complex="normal"/>
    </style:style>
    <style:style style:name="T43" style:family="text">
      <style:text-properties fo:font-style="normal" officeooo:rsid="00439772" style:font-style-asian="normal" style:font-style-complex="normal"/>
    </style:style>
    <style:style style:name="T44" style:family="text">
      <style:text-properties fo:font-style="normal" officeooo:rsid="005ce891" style:font-style-asian="normal" style:font-style-complex="normal"/>
    </style:style>
    <style:style style:name="T45" style:family="text">
      <style:text-properties fo:font-style="normal" officeooo:rsid="005e5830" style:font-style-asian="normal" style:font-style-complex="normal"/>
    </style:style>
    <style:style style:name="T46" style:family="text">
      <style:text-properties style:font-name="Linux Libertine2" officeooo:rsid="00439772"/>
    </style:style>
    <style:style style:name="T47" style:family="text">
      <style:text-properties style:font-name="Linux Libertine2" fo:font-weight="normal" officeooo:rsid="001be825" style:font-weight-asian="normal" style:font-weight-complex="normal"/>
    </style:style>
    <style:style style:name="T48" style:family="text">
      <style:text-properties style:font-name="Linux Libertine2" fo:font-weight="normal" officeooo:rsid="00439772" style:font-weight-asian="normal" style:font-weight-complex="normal"/>
    </style:style>
    <style:style style:name="T49" style:family="text">
      <style:text-properties style:font-name="Linux Libertine2" fo:font-weight="normal" officeooo:rsid="00451fa0" style:font-weight-asian="normal" style:font-weight-complex="normal"/>
    </style:style>
    <style:style style:name="T50" style:family="text">
      <style:text-properties style:font-name="Linux Libertine2" fo:font-weight="normal" officeooo:rsid="004d7cb9" style:font-weight-asian="normal" style:font-weight-complex="normal"/>
    </style:style>
    <style:style style:name="T51" style:family="text">
      <style:text-properties style:font-name="Linux Libertine2" fo:font-weight="normal" officeooo:rsid="004d7db8" style:font-weight-asian="normal" style:font-weight-complex="normal"/>
    </style:style>
    <style:style style:name="T52" style:family="text">
      <style:text-properties style:font-name="Linux Libertine2" fo:font-weight="normal" officeooo:rsid="00569ee7" style:font-weight-asian="normal" style:font-weight-complex="normal"/>
    </style:style>
    <style:style style:name="T53" style:family="text">
      <style:text-properties style:font-name="Linux Libertine2" fo:font-weight="normal" officeooo:rsid="005ce891" style:font-weight-asian="normal" style:font-weight-complex="normal"/>
    </style:style>
    <style:style style:name="T54" style:family="text">
      <style:text-properties style:font-name="Linux Libertine2" fo:font-weight="normal" officeooo:rsid="005e5830" style:font-weight-asian="normal" style:font-weight-complex="normal"/>
    </style:style>
    <style:style style:name="T55" style:family="text">
      <style:text-properties style:font-name="Linux Libertine2" fo:font-style="italic" fo:font-weight="normal" officeooo:rsid="005ce891" style:font-style-asian="italic" style:font-weight-asian="normal" style:font-style-complex="italic" style:font-weight-complex="normal"/>
    </style:style>
    <style:style style:name="T56" style:family="text">
      <style:text-properties style:font-name="Linux Libertine2" fo:font-style="italic" fo:font-weight="normal" officeooo:rsid="005e5830" style:font-style-asian="italic" style:font-weight-asian="normal" style:font-style-complex="italic" style:font-weight-complex="normal"/>
    </style:style>
    <style:style style:name="T57" style:family="text">
      <style:text-properties style:font-name="Linux Libertine2" fo:font-weight="bold" officeooo:rsid="00451fa0" style:font-weight-asian="bold" style:font-weight-complex="bold"/>
    </style:style>
    <style:style style:name="T58" style:family="text">
      <style:text-properties officeooo:rsid="00416c52"/>
    </style:style>
    <style:style style:name="T59" style:family="text">
      <style:text-properties officeooo:rsid="004260e4"/>
    </style:style>
    <style:style style:name="T60" style:family="text">
      <style:text-properties officeooo:rsid="00439772"/>
    </style:style>
    <style:style style:name="T61" style:family="text">
      <style:text-properties officeooo:rsid="00451fa0"/>
    </style:style>
    <style:style style:name="T62" style:family="text">
      <style:text-properties officeooo:rsid="004704cc"/>
    </style:style>
    <style:style style:name="T63" style:family="text">
      <style:text-properties officeooo:rsid="0047fcb1"/>
    </style:style>
    <style:style style:name="T64" style:family="text">
      <style:text-properties officeooo:rsid="00497635"/>
    </style:style>
    <style:style style:name="T65" style:family="text">
      <style:text-properties officeooo:rsid="004a0038"/>
    </style:style>
    <style:style style:name="T66" style:family="text">
      <style:text-properties officeooo:rsid="004aeab1"/>
    </style:style>
    <style:style style:name="T67" style:family="text">
      <style:text-properties officeooo:rsid="004d2e60"/>
    </style:style>
    <style:style style:name="T68" style:family="text">
      <style:text-properties officeooo:rsid="004d7cb9"/>
    </style:style>
    <style:style style:name="T69" style:family="text">
      <style:text-properties officeooo:rsid="004d7db8"/>
    </style:style>
    <style:style style:name="T70" style:family="text">
      <style:text-properties officeooo:rsid="004e88b6"/>
    </style:style>
    <style:style style:name="T71" style:family="text">
      <style:text-properties officeooo:rsid="004f5a0f"/>
    </style:style>
    <style:style style:name="T72" style:family="text">
      <style:text-properties officeooo:rsid="00510647"/>
    </style:style>
    <style:style style:name="T73" style:family="text">
      <style:text-properties officeooo:rsid="0052be47"/>
    </style:style>
    <style:style style:name="T74" style:family="text">
      <style:text-properties officeooo:rsid="00569ee7"/>
    </style:style>
    <style:style style:name="T75" style:family="text">
      <style:text-properties officeooo:rsid="005ce891"/>
    </style:style>
    <style:style style:name="T76" style:family="text">
      <style:text-properties officeooo:rsid="005e5830"/>
    </style:style>
    <style:style style:name="T77" style:family="text">
      <style:text-properties officeooo:rsid="00603bfc"/>
    </style:style>
    <style:style style:name="T78" style:family="text">
      <style:text-properties officeooo:rsid="00615e50"/>
    </style:style>
    <style:style style:name="T79" style:family="text">
      <style:text-properties officeooo:rsid="0061cbb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R <text:span text:style-name="T24">Packet Switching Core (swcore) informal specification</text:span></text:p>
      <text:p text:style-name="P3">version 0.<text:span text:style-name="T79">2</text:span></text:p>
      <text:p text:style-name="P21"/>
      <text:p text:style-name="P20"><text:span text:style-name="T23">Tomasz W</text:span><text:span text:style-name="T12">ł</text:span><text:span text:style-name="T23">ostowski/CERN BE-Co-HT </text:span></text:p>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2"><text:s/>1.Introduction<text:tab/>2</text:p>
          <text:p text:style-name="P52"><text:s/>2.Swcore interfaces<text:tab/>3</text:p>
          <text:p text:style-name="P53"><text:s/>2.1.WRF and RTU inputs<text:tab/>3</text:p>
          <text:p text:style-name="P53"><text:s/>2.2.WRF outputs<text:tab/>3</text:p>
          <text:p text:style-name="P52"><text:s/>3.Swcore operation<text:tab/>3</text:p>
          <text:p text:style-name="P53"><text:s/>3.1.Multiport memory<text:tab/>5</text:p>
          <text:p text:style-name="P53"><text:s/>3.2.MMU (Page allocator)<text:tab/>5</text:p>
          <text:p text:style-name="P53"><text:s/>3.3.Input block<text:tab/>6</text:p>
          <text:p text:style-name="P53"><text:s/>3.4.Output block<text:tab/>6</text:p>
          <text:p text:style-name="P53"><text:s/>3.5.Page transfer arbiter<text:tab/>6</text:p>
        </text:index-body>
      </text:table-of-content>
      <text:p text:style-name="P2"/>
      <text:p text:style-name="P1"/>
      <text:p text:style-name="P4"/>
      <text:p text:style-name="P4"/>
      <text:p text:style-name="P4"/>
      <text:p text:style-name="P35"/>
      <text:h text:style-name="Heading_20_1" text:outline-level="1">Introduction</text:h>
      <text:p text:style-name="P9"/>
      <text:p text:style-name="P5"><text:tab/><text:span text:style-name="T75">The W</text:span><text:span text:style-name="T24">hite Rabbit Packet Switching Core (further abbreviated as swcore) is a</text:span><text:span text:style-name="T75">n</text:span><text:span text:style-name="T24"> HDL core implementing a multiport, non-blocking, protocol</text:span><text:span text:style-name="T75">-</text:span><text:span text:style-name="T24">agnostic packet switching fabric. The main application for </text:span><text:span text:style-name="T75">the </text:span><text:span text:style-name="T24">swcore is the WR Switch.</text:span></text:p>
      <text:p text:style-name="P24"><draw:frame draw:style-name="fr1" draw:name="graphics3" text:anchor-type="paragraph" svg:x="0in" svg:y="0.1665in" svg:width="6.6929in" svg:height="1.6945in" draw:z-index="0"><draw:image xlink:href="Pictures/200002CD00004289000010D9B33BC942.wmf" xlink:type="simple" xlink:show="embed" xlink:actuate="onLoad"/></draw:frame></text:p>
      <text:p text:style-name="P6"><text:span text:style-name="T5">Fig</text:span><text:span text:style-name="T9">ure</text:span><text:span text:style-name="T5"> 1.</text:span><text:span text:style-name="T25"> </text:span><text:span text:style-name="T26">Function of the </text:span><text:span text:style-name="T25">swcore.</text:span></text:p>
      <text:p text:style-name="P25"/>
      <text:p text:style-name="P7"><text:span text:style-name="T27"><text:tab/>As shown on </text:span><text:span text:style-name="T6">fig.1,</text:span><text:span text:style-name="T27"> the swcore has </text:span><text:span text:style-name="T28">the following interfaces:</text:span></text:p>
      <text:list xml:id="list293316624" text:style-name="L1">
        <text:list-item>
          <text:p text:style-name="P55"><text:span text:style-name="T29">generic-configurable number (</text:span><text:span text:style-name="T6">N</text:span><text:span text:style-name="T29">) of</text:span><text:span text:style-name="T27"> WR Fabric Interface (WRF) sinks, receiving packets from WRF-compliant cores, such as </text:span><text:span text:style-name="T75">the </text:span><text:span text:style-name="T27">WR Endpoint or </text:span><text:span text:style-name="T75">the </text:span><text:span text:style-name="T27">WR NIC,</text:span></text:p>
        </text:list-item>
        <text:list-item>
          <text:p text:style-name="P55"><text:span text:style-name="T6">N</text:span><text:span text:style-name="T27"> RTU (Routing Table Unit) interfaces. Each RTU interface is associated with a WRF sink and provides the routing destination and priority information for each incoming packet.</text:span></text:p>
        </text:list-item>
        <text:list-item>
          <text:p text:style-name="P55"><text:span text:style-name="T6">N</text:span><text:span text:style-name="T27"> WRF sources, outputting the processed packets</text:span></text:p>
        </text:list-item>
      </text:list>
      <text:p text:style-name="P27"/>
      <text:p text:style-name="P8"><text:span text:style-name="T28"><text:tab/></text:span><text:span text:style-name="T32">The range of N can be restricted to 4..32 due to implementation constraints.</text:span></text:p>
      <text:p text:style-name="P26"/>
      <text:p text:style-name="P8"><text:span text:style-name="T28"><text:tab/>The swcore shall implement a gigabit switching fabric </text:span><text:span text:style-name="T30">fulfilling</text:span><text:span text:style-name="T28"> </text:span><text:span text:style-name="T30">the </text:span><text:span text:style-name="T28">following requirements:</text:span></text:p>
      <text:list xml:id="list192897033" text:style-name="L2">
        <text:list-item>
          <text:p text:style-name="P56"><text:span text:style-name="T8">store-and-forward</text:span><text:span text:style-name="T28"> </text:span><text:span text:style-name="T30">operation</text:span><text:span text:style-name="T28"> </text:span><text:span text:style-name="T30">-</text:span><text:span text:style-name="T28"> each packet </text:span><text:span text:style-name="T30">shall</text:span><text:span text:style-name="T28"> be first fully received and stored in the fabric buffer and afterwards (if it has been received without errors –</text:span><text:span text:style-name="T75"> </text:span><text:span text:style-name="T40">i.e. the endpoint connected to the packet source didn't indicate an error – T.W.</text:span><text:span text:style-name="T28">) transferred to the output(s) determined by the decision of the RTU.</text:span></text:p>
        </text:list-item>
        <text:list-item>
          <text:p text:style-name="P57"><text:span text:style-name="T7">non-blocking</text:span><text:span text:style-name="T30">. That means that each port shall be capable of transmitting packets to any other port at its full data rate.</text:span></text:p>
        </text:list-item>
        <text:list-item>
          <text:p text:style-name="P57"><text:span text:style-name="T30">generic-</text:span><text:span text:style-name="T7">configurable number of priority queues (1 to 4) </text:span><text:span text:style-name="T13">for handling 802.1q/IP DSCP priority tags.</text:span></text:p>
        </text:list-item>
      </text:list>
      <text:p text:style-name="P24"/>
      <text:p text:style-name="P5"/>
      <text:h text:style-name="P82" text:outline-level="1"><text:span text:style-name="T31">Swcore</text:span> <text:span text:style-name="T31">interfaces</text:span></text:h>
      <text:h text:style-name="P83" text:outline-level="2">WRF and RTU inputs</text:h>
      <text:p text:style-name="P37"><text:span text:style-name="T31"><text:tab/></text:span><text:span text:style-name="T32">The input side of the </text:span><text:span text:style-name="T74">S</text:span><text:span text:style-name="T32">wcore has N </text:span><text:span text:style-name="T33">input ports, each of them consisting of a WRF packet sink </text:span><text:span text:style-name="T35">(</text:span><text:span text:style-name="T58">only WRF mandatory signals</text:span><text:span text:style-name="T35">) </text:span><text:span text:style-name="T33">and RTU decision input port. </text:span><text:span text:style-name="T34">The WRF interface is described in detail in a separate document. </text:span></text:p>
      <text:p text:style-name="P40"/>
      <text:p text:style-name="P37"><text:span text:style-name="T35">The RTU decision </text:span><text:span text:style-name="T58">input</text:span><text:span text:style-name="T35"> comprises the following </text:span><text:span text:style-name="T59">V</text:span><text:span text:style-name="T35">HDL ports:</text:span></text:p>
      <text:list xml:id="list957289938" text:style-name="L3">
        <text:list-item>
          <text:p text:style-name="P68"><text:span text:style-name="T3">rtu_drdy_i</text:span><text:span text:style-name="T42">: RTU decision ready. When active, there is a </text:span><text:span text:style-name="T44">valid RTU decision present on the 3 ports below,</text:span></text:p>
        </text:list-item>
        <text:list-item>
          <text:p text:style-name="P68"><text:span text:style-name="T3">rtu_dst_port_mask_i</text:span><text:span text:style-name="T42">: RTU destination port mask. N-bit vector, whose bits represent the Swcore outputs to which the incoming packet shall be sent (for example, if bit </text:span><text:span text:style-name="T36">x</text:span><text:span text:style-name="T42"> is 1, the packet shall be sent to port </text:span><text:span text:style-name="T36">x</text:span><text:span text:style-name="T42">, if all bits are ones the packet shall be broadcast, etc.)</text:span></text:p>
        </text:list-item>
        <text:list-item>
          <text:p text:style-name="P68"><text:span text:style-name="T3">rtu_drop_i</text:span><text:span text:style-name="T42">: RTU drop packet command. When active, the swcore shall not forward the incoming packet.</text:span></text:p>
        </text:list-item>
        <text:list-item>
          <text:p text:style-name="P68"><text:span text:style-name="T3">rtu_prio_i</text:span><text:span text:style-name="T42">: Final priority of the packet, </text:span><text:span text:style-name="T43">expresed as the ID of the output priority queue.</text:span></text:p>
        </text:list-item>
        <text:list-item>
          <text:p text:style-name="P68"><text:span text:style-name="T3">rtu_ack_</text:span><text:span text:style-name="T4">p1_</text:span><text:span text:style-name="T3">o</text:span><text:span text:style-name="T42">: Asserted for 1 clock cycle by the swcore to acknowledge the reception of the current RTU decision.</text:span></text:p>
        </text:list-item>
      </text:list>
      <text:p text:style-name="P36"><text:span text:style-name="T34"><text:tab/>Each incoming packet is processed only if its </text:span><text:span text:style-name="T35">associated </text:span><text:span text:style-name="T34">RTU decision is present. </text:span><text:span text:style-name="T74">The RTU decision is made bas</text:span><text:span text:style-name="T75">ed</text:span><text:span text:style-name="T74"> on the packet's MAC addresses, ethertype, VLAN ID and priority. These are provided to the RTU directly by the endpoint.</text:span></text:p>
      <text:h text:style-name="P84" text:outline-level="2">WRF outputs</text:h>
      <text:p text:style-name="P14"/>
      <text:p text:style-name="P14"><text:tab/><text:span text:style-name="T60">The output side of the swcore has N WRF outputs </text:span><text:span text:style-name="T75">(sources)</text:span><text:span text:style-name="T60">, supporting the following WRF optional signals:</text:span></text:p>
      <text:list xml:id="list433816942" text:style-name="L4">
        <text:list-item>
          <text:p text:style-name="P58"><text:span text:style-name="T1">terror_p1 </text:span><text:span text:style-name="T46">(sink error indication, </text:span><text:span text:style-name="T75">e.g.</text:span><text:span text:style-name="T40"> a transmit buffer underrun in the endpoint TX path</text:span><text:span text:style-name="T46">).</text:span></text:p>
        </text:list-item>
        <text:list-item>
          <text:p text:style-name="P80"><text:span text:style-name="T2">tabort_p1 </text:span><text:span text:style-name="T47">(sink</text:span><text:span text:style-name="T48">-initiated transfer abort, </text:span><text:span text:style-name="T53">e.g. </text:span><text:span text:style-name="T55">transfer abort initiated by the endpoint/HP routing unit due to preemption </text:span><text:span text:style-name="T56">caused by an incoming HP packet</text:span><text:span text:style-name="T47">).</text:span></text:p>
        </text:list-item>
      </text:list>
      <text:p text:style-name="P23"/>
      <text:h text:style-name="P81" text:outline-level="1">Swcore operation</text:h>
      <text:p text:style-name="P15"/>
      <text:p text:style-name="P12"><draw:frame draw:style-name="fr2" draw:name="graphics1" text:anchor-type="paragraph" svg:width="6.6929in" svg:height="3.7638in" draw:z-index="1"><draw:image xlink:href="Pictures/2000060400005BD9000033A76598B20D.wmf" xlink:type="simple" xlink:show="embed" xlink:actuate="onLoad"/></draw:frame><text:soft-page-break/></text:p>
      <text:p text:style-name="P10"/>
      <text:p text:style-name="P15"><text:span text:style-name="T9">Figure 2. </text:span><text:span text:style-name="T61">Swcore block diagram</text:span></text:p>
      <text:p text:style-name="P14"/>
      <text:p text:style-name="P15"><text:span text:style-name="T61"><text:tab/>The conceptual block diagram of the Swcore is shown on </text:span><text:span text:style-name="T9">fig. 2. </text:span><text:span text:style-name="T61">The design can be split into 5 sub-entities:</text:span></text:p>
      <text:list xml:id="list473202845" text:style-name="L5">
        <text:list-item>
          <text:p text:style-name="P59"><text:span text:style-name="T61">N </text:span><text:span text:style-name="T9">input blocks </text:span><text:span text:style-name="T11">(IBs)</text:span><text:span text:style-name="T61">, receiving the packets and their RTU decisions,</text:span></text:p>
        </text:list-item>
        <text:list-item>
          <text:p text:style-name="P59"><text:span text:style-name="T61">N </text:span><text:span text:style-name="T9">output blocks</text:span><text:span text:style-name="T11"> (OBs)</text:span><text:span text:style-name="T61">, <text:s text:c="2"/>transmitting the routed packets with assigned priorities</text:span></text:p>
        </text:list-item>
        <text:list-item>
          <text:p text:style-name="P59"><text:span text:style-name="T61">N-read, N-write paged </text:span><text:span text:style-name="T9">multiport memory </text:span><text:span text:style-name="T11">(MPM)</text:span><text:span text:style-name="T61">, used as a store-and-forward packet buffer</text:span></text:p>
        </text:list-item>
        <text:list-item>
          <text:p text:style-name="P63"><text:span text:style-name="T61">page allocator (MMU) – </text:span><text:span text:style-name="T14">memory management unit, allocating and freeing the pages.</text:span></text:p>
        </text:list-item>
        <text:list-item>
          <text:p text:style-name="P63"><text:span text:style-name="T61">page transfer arbiter </text:span><text:span text:style-name="T74">(PTA)</text:span><text:span text:style-name="T61"> – </text:span><text:span text:style-name="T14">unit transferring the page sets storing the packets from the input blocks to the output blocks.</text:span></text:p>
        </text:list-item>
      </text:list>
      <text:p text:style-name="P10"/>
      <text:p text:style-name="P17"><text:tab/>The simplified Swcore algorithm looks like this:</text:p>
      <text:p text:style-name="P17"/>
      <text:list xml:id="list49393106" text:style-name="L6">
        <text:list-item>
          <text:p text:style-name="P60"><text:span text:style-name="T67">A packet comes to one of the </text:span><text:span text:style-name="T10">input blocks</text:span><text:span text:style-name="T67"> along with its RTU decision </text:span><text:span text:style-name="T74">(i.e. DREQ=1 and SOF_P=1 on WRF and <text:s/>RTU_DRDY=1)</text:span></text:p>
        </text:list-item>
        <text:list-item>
          <text:p text:style-name="P60"><text:span text:style-name="T67">The </text:span><text:span text:style-name="T10">input block</text:span><text:span text:style-name="T67"> counts the number of bits in the RTU </text:span><text:span text:style-name="T74">destination port mask (DPM)</text:span><text:span text:style-name="T67"> and starts allocating the memory pages using the</text:span><text:span text:style-name="T10"> MMU</text:span><text:span text:style-name="T67">, </text:span><text:span text:style-name="T74">taking the number of bits as the “usage count” value</text:span><text:span text:style-name="T67">. Pages are allocated </text:span><text:span text:style-name="T76">a</text:span><text:span text:style-name="T67"> </text:span><text:span text:style-name="T74">few clock cycles</text:span><text:span text:style-name="T67"> in advance (</text:span><text:span text:style-name="T76">i.e.</text:span><text:span text:style-name="T67"> before the page currently being written is full), to sustain </text:span><text:span text:style-name="T76">the </text:span><text:span text:style-name="T67">full gigabit data rate. </text:span><text:span text:style-name="T74">Packet data is written directly into the allocated </text:span><text:span text:style-name="T11">multiport memory </text:span><text:span text:style-name="T74">pages. </text:span><text:span text:style-name="T76">N</text:span><text:span text:style-name="T74">umbers (indices) of allocated pages are stored in </text:span><text:span text:style-name="T76">input block's local page index </text:span><text:span text:style-name="T74">buffer.</text:span></text:p>
        </text:list-item>
        <text:list-item>
          <text:p text:style-name="P60"><text:span text:style-name="T67">If a WRF </text:span><text:span text:style-name="T76">transfer</text:span><text:span text:style-name="T67"> error occurred, the pages are immediately </text:span><text:span text:style-name="T68">and unconditionally </text:span><text:span text:style-name="T67">released </text:span><text:span text:style-name="T68">(see 3.2)</text:span></text:p>
        </text:list-item>
        <text:list-item>
          <text:p text:style-name="P67"><text:span text:style-name="T49">If the packet was successfully written into the </text:span><text:span text:style-name="T52">multiport memory</text:span><text:span text:style-name="T49">, the input blocks request a time slot from the </text:span><text:span text:style-name="T57">page transfer arbiter</text:span><text:span text:style-name="T49">. Then, the page indices along with <text:s/>the DP</text:span><text:span text:style-name="T50">M</text:span><text:span text:style-name="T49"> and RTU priority are transferred from the input block to all the output blocks, which have ones in their DPM bits. Note that page </text:span><text:span text:style-name="T52">index</text:span><text:span text:style-name="T49"> array transfers must be atomic (i.e. during </text:span><text:span text:style-name="T54">the </text:span><text:span text:style-name="T49">assigned timeslot, page addresses for a complete packet must be transferred). </text:span></text:p>
        </text:list-item>
      </text:list>
      <text:p text:style-name="P31"/>
      <text:list xml:id="list1693471014" text:continue-numbering="true" text:style-name="L6">
        <text:list-item>
          <text:p text:style-name="P61"><text:soft-page-break/>The output block decodes the priority and inserts the page addresses into one of the output The queues. </text:p>
        </text:list-item>
        <text:list-item>
          <text:p text:style-name="P61">The output block chooses the non-empty queue with the highest priority and reads out the page indices. Then, it starts up a WRF packet transfer, reads the contents of the pages and outputs them on its WRF source. </text:p>
        </text:list-item>
        <text:list-item>
          <text:p text:style-name="P61">If the transfer was aborted by the sink <text:span text:style-name="T76">connected to Swcore </text:span><text:span text:style-name="T45">output block</text:span><text:span text:style-name="T76">, for example</text:span> due to preemption or endpoint error, the transmission is repeated up to [generic-configurable] times</text:p>
        </text:list-item>
        <text:list-item>
          <text:p text:style-name="P67"><text:span text:style-name="T50">If the transfer was successful </text:span><text:span text:style-name="T51">or there was an error </text:span><text:span text:style-name="T54">in the sink</text:span><text:span text:style-name="T51"> (not an abort)</text:span><text:span text:style-name="T50">, the pages are released in the “normal” way (i.e. decreasing their usage counters)</text:span></text:p>
        </text:list-item>
      </text:list>
      <text:p text:style-name="P18"/>
      <text:p text:style-name="P19"/>
      <text:p text:style-name="P28"><text:span text:style-name="T74">Example scenario </text:span><text:span text:style-name="T74">(8-port Swcore)</text:span></text:p>
      <text:p text:style-name="P29"/>
      <text:list xml:id="list2091180720" text:style-name="L7">
        <text:list-item>
          <text:p text:style-name="P65">A packet arrives at input block 2 with RTU priority = 3 and DPV = “10000100”</text:p>
        </text:list-item>
        <text:list-item>
          <text:p text:style-name="P66"><text:span text:style-name="T21">The </text:span><text:span text:style-name="T18">IB starts allocating pages with use count=2 and stores their indices in a local buffer. These are, for example “10, 20, 30, 40, 50”. </text:span><text:span text:style-name="T21">The </text:span><text:span text:style-name="T18">IB immediately </text:span><text:span text:style-name="T20">starts writing the</text:span><text:span text:style-name="T18"> packet data into the MPM pages “10, 20, 30, 40....”. (so the </text:span><text:span text:style-name="T20">page </text:span><text:span text:style-name="T18">allocation and filling the </text:span><text:span text:style-name="T20">MPM</text:span><text:span text:style-name="T18"> is performed simultaneously).</text:span></text:p>
        </text:list-item>
        <text:list-item>
          <text:p text:style-name="P66"><text:span text:style-name="T21">The </text:span><text:span text:style-name="T18">IB detects an end-of-packet condition. The packet size was not a multiple of the page size – so the IB appends a single word with control field </text:span><text:span text:style-name="T20">=</text:span><text:span text:style-name="T18"> 0xF after the last data word of the packet to </text:span><text:span text:style-name="T20">mark th</text:span><text:span text:style-name="T18">e end of packet in the MPM. Since the packet was received without errors, </text:span><text:span text:style-name="T22">t</text:span><text:span text:style-name="T21">he </text:span><text:span text:style-name="T18">IB will pass it to </text:span><text:span text:style-name="T22">the </text:span><text:span text:style-name="T18">appropriate OBs</text:span></text:p>
        </text:list-item>
        <text:list-item>
          <text:p text:style-name="P65"><text:span text:style-name="T76">The </text:span>IB requests the PTA for a timeslot. <text:span text:style-name="T76">The </text:span>PTA grants a timeslot.</text:p>
        </text:list-item>
        <text:list-item>
          <text:p text:style-name="P66"><text:span text:style-name="T21">The </text:span><text:span text:style-name="T18">IB transfers the page indices (10, 20, 30, 40, 50) and (RTU priority = 3) to </text:span><text:span text:style-name="T22">the </text:span><text:span text:style-name="T18">OBs having ones </text:span><text:span text:style-name="T19">in </text:span><text:span text:style-name="T18">their assigned bits in the DPV. In this case, the destination OBs are 2 and 7.</text:span></text:p>
        </text:list-item>
        <text:list-item>
          <text:p text:style-name="P65">OBs 2 and 7 receive the RTU priority and subsequent page indices from the PTA. Since the priority = 3, the indices (10..50) are written into output queue 3. When <text:span text:style-name="T77">the </text:span>OBs have received <text:s/>a complete page set from the PTA, <text:span text:style-name="T77">they</text:span> start reading the page co<text:span text:style-name="T77">n</text:span>tents from the MPM and outputting the read data to the WRF source<text:span text:style-name="T77">s</text:span>. Upon completion of each page the OBs send a release request to the MMU. </text:p>
        </text:list-item>
        <text:list-item>
          <text:p text:style-name="P65">The pages were allocated by the IB with usage count = 2. Both OBs have requested page release (each release request decreased the usage count by 1), so now pages (10..50) are free again and can be used for storage of another packet.</text:p>
          <text:p text:style-name="P62"/>
        </text:list-item>
      </text:list>
      <text:h text:style-name="Heading_20_2" text:outline-level="2"><text:span text:style-name="T62">Multiport memor</text:span><text:span text:style-name="T68">y</text:span></text:h>
      <text:p text:style-name="P41"/>
      <text:p text:style-name="P38"><text:span text:style-name="T62"><text:tab/></text:span><text:span text:style-name="T63">The m</text:span><text:span text:style-name="T62">ultiport memory is the heart of the Swcore. Its role is to store the packets to be forwarded and provide simultaneous, nonblocking read/write access to all input/output blocks. The memory must fulfill the following requirements:</text:span></text:p>
      <text:list xml:id="list634522694" text:style-name="L8">
        <text:list-item>
          <text:p text:style-name="P69"><text:span text:style-name="T62">N read ports and N write ports, all of them capable of operating simultaneously. N must be </text:span><text:span text:style-name="T63">generic-</text:span><text:span text:style-name="T62">configurable.</text:span></text:p>
        </text:list-item>
        <text:list-item>
          <text:p text:style-name="P71">paged access with generic-configurable page size (32..512 words)</text:p>
        </text:list-item>
        <text:list-item>
          <text:p text:style-name="P71">generic-configurable size (16k words … 256k words)</text:p>
        </text:list-item>
        <text:list-item>
          <text:p text:style-name="P71">generic-configurable data word size (16..24 bits).</text:p>
        </text:list-item>
      </text:list>
      <text:p text:style-name="P30"/>
      <text:p text:style-name="P34"><text:tab/>The memory shall also store the out-of-band and control data (WRF ctrl_ bus), so in the default case, the data word is 20 bits-wide (16 data + 4 ctrl).</text:p>
      <text:p text:style-name="P32">(see packet_mem.vhd, packet_mem_write_pump.vhd, packet_mem_read_pump.vhd)</text:p>
      <text:h text:style-name="P85" text:outline-level="2"><text:soft-page-break/>MMU (Page allocator)</text:h>
      <text:p text:style-name="P13"/>
      <text:p text:style-name="P11"><text:span text:style-name="T64"><text:tab/></text:span><text:span text:style-name="T15">The MMU manages the occupation of the multiport memory pages. The pages are allocated and written by the input blocks, and are read and released by the the output blocks. </text:span><text:span text:style-name="T22">The </text:span><text:span text:style-name="T15">MMU </text:span><text:span text:style-name="T17">therefore </text:span><text:span text:style-name="T15">must support the following operations:</text:span></text:p>
      <text:list xml:id="list264296486" text:style-name="L9">
        <text:list-item>
          <text:p text:style-name="P64"><text:span text:style-name="T64">page allocation</text:span><text:span text:style-name="T15"> upon request from the input block. For each allocated page, the input block provides a “usage counter” value. </text:span><text:span text:style-name="T16">The address of the allocated page is outputted to the requesting input block.</text:span></text:p>
        </text:list-item>
        <text:list-item>
          <text:p text:style-name="P64"><text:span text:style-name="T15">“normal” </text:span><text:span text:style-name="T64">page release</text:span><text:span text:style-name="T15">, which checks the value of the usage counter for the page </text:span><text:span text:style-name="T16">at </text:span><text:span text:style-name="T22">a</text:span><text:span text:style-name="T16"> given address</text:span><text:span text:style-name="T15"> and </text:span><text:span text:style-name="T22">decrements</text:span><text:span text:style-name="T15"> it. When the usage counter reaches 0, the page is released.</text:span></text:p>
        </text:list-item>
        <text:list-item>
          <text:p text:style-name="P64"><text:span text:style-name="T64">unconditional page release</text:span><text:span text:style-name="T15"> (triggered by the input block in case of an error in the incoming packet), which releases the page without checking the value of its usage counter.</text:span></text:p>
        </text:list-item>
      </text:list>
      <text:p text:style-name="P10"/>
      <text:p text:style-name="P14"><text:tab/><text:span text:style-name="T77">The </text:span><text:span text:style-name="T65">MMU shall provide </text:span><text:span text:style-name="T77">N independent </text:span><text:span text:style-name="T65">allocation and unconditional page release request lines </text:span><text:span text:style-name="T66">for </text:span><text:span text:style-name="T77">the input blocks and N “normal” page release request lines for the </text:span><text:span text:style-name="T66">output blocks</text:span><text:span text:style-name="T65">. Since the </text:span><text:span text:style-name="T70">rate</text:span><text:span text:style-name="T71">s</text:span><text:span text:style-name="T65"> of page alloc/release requests </text:span><text:span text:style-name="T71">are</text:span><text:span text:style-name="T65"> low compared to the system clock frequency, the MMU can be wrapped inside a time multiplexing arbiter.</text:span></text:p>
      <text:p text:style-name="P14"><text:span text:style-name="T65"><text:tab/></text:span><text:span text:style-name="T78">The m</text:span><text:span text:style-name="T71">ultiport MMU shall also inform the input block each time a page (previously allocated by the same input block) is released </text:span><text:span text:style-name="T78">by providing an appropriate strobe signal.</text:span></text:p>
      <text:p text:style-name="P14"/>
      <text:p text:style-name="P16"><text:span text:style-name="T37">(see page_alloc.vhd, </text:span><text:span text:style-name="T38">multiport_page_alloc.vhd</text:span><text:span text:style-name="T37">)</text:span></text:p>
      <text:p text:style-name="P33"/>
      <text:p text:style-name="P33"/>
      <text:h text:style-name="P86" text:outline-level="2">Input block</text:h>
      <text:p text:style-name="P42"><text:tab/></text:p>
      <text:p text:style-name="Text_20_body"><text:span text:style-name="T69"><text:tab/></text:span><text:span text:style-name="T71">The input block(s) perform the following tasks:</text:span></text:p>
      <text:list xml:id="list1563776811" text:style-name="L10">
        <text:list-item>
          <text:p text:style-name="P72">handling WRF packet input (sink)</text:p>
        </text:list-item>
        <text:list-item>
          <text:p text:style-name="P72">allocating memory pages using the MMU and writing packet data into the multiport memory</text:p>
        </text:list-item>
        <text:list-item>
          <text:p text:style-name="P72">initiating page transfers to the output blocks via the page transfer arbiter</text:p>
        </text:list-item>
      </text:list>
      <text:p text:style-name="P74"/>
      <text:p text:style-name="P70"><text:span text:style-name="T71"><text:tab/>Each input block shall </text:span><text:span text:style-name="T72">also </text:span><text:span text:style-name="T71">track the number of the pages allocated by itself, </text:span><text:span text:style-name="T78">to manage the MPM buffer occupation and prevent buffer overflows and packet storm attacks.</text:span><text:span text:style-name="T71"> When the allocated page count is bigger than</text:span><text:span text:style-name="T39"> [generic-configurable] </text:span><text:span text:style-name="T71">threshold, </text:span><text:span text:style-name="T78">the IB</text:span><text:span text:style-name="T71"> shall:</text:span></text:p>
      <text:list xml:id="list1791157371" text:style-name="L11">
        <text:list-item>
          <text:p text:style-name="P73">finish writing the current packet into the multiport memory (eventually allocating <text:span text:style-name="T78">a </text:span>few more pages),</text:p>
        </text:list-item>
        <text:list-item>
          <text:p text:style-name="P73">wait until the page count gets below the threshold,</text:p>
        </text:list-item>
        <text:list-item>
          <text:p text:style-name="P73">continue receiving and processing packets.</text:p>
        </text:list-item>
      </text:list>
      <text:h text:style-name="P87" text:outline-level="2">Output block</text:h>
      <text:p text:style-name="P42"><text:tab/></text:p>
      <text:p text:style-name="Text_20_body"><text:span text:style-name="T69"><text:tab/></text:span><text:span text:style-name="T71">The role of the the output block is to:</text:span></text:p>
      <text:list xml:id="list990513176" text:style-name="L12">
        <text:list-item>
          <text:p text:style-name="P75"><text:span text:style-name="T71">receive the page indices, </text:span><text:span text:style-name="T72">DPMs and priorities</text:span><text:span text:style-name="T71"> from </text:span><text:span text:style-name="T72">the page transfer arbiter,</text:span></text:p>
        </text:list-item>
        <text:list-item>
          <text:p text:style-name="P76"><text:span text:style-name="T72">decode p</text:span><text:span text:style-name="T73">acket priority and put the page indices into the matching output queue,</text:span></text:p>
        </text:list-item>
        <text:list-item>
          <text:p text:style-name="P77"><text:soft-page-break/>choose the queue with the highest priority containing at least one complete packet,</text:p>
        </text:list-item>
        <text:list-item>
          <text:p text:style-name="P77">read out the packet data from the multiport memory using the page indices from the output queue,</text:p>
        </text:list-item>
        <text:list-item>
          <text:p text:style-name="P77">output the packet using the WRF source,</text:p>
        </text:list-item>
        <text:list-item>
          <text:p text:style-name="P77">retransmit the packet in case of a WRF abort,</text:p>
        </text:list-item>
        <text:list-item>
          <text:p text:style-name="P77">drop the packet in case of a WRF error,</text:p>
        </text:list-item>
        <text:list-item>
          <text:p text:style-name="P77">release the pages used by the packet.</text:p>
        </text:list-item>
      </text:list>
      <text:p text:style-name="P43"/>
      <text:p text:style-name="P44">Note: It's not necessary for the first release of the Swcore to have multiple output queues.</text:p>
      <text:p text:style-name="P47"/>
      <text:h text:style-name="P88" text:outline-level="2">Page transfer arbiter</text:h>
      <text:p text:style-name="P48"/>
      <text:p text:style-name="P49">The page transfer arbiter:</text:p>
      <text:list xml:id="list2180839033" text:style-name="L13">
        <text:list-item>
          <text:p text:style-name="P78">waits for the requests from the input blocks and grants the transfers</text:p>
        </text:list-item>
      </text:list>
      <text:list xml:id="list1316359127" text:style-name="L14">
        <text:list-item>
          <text:p text:style-name="P79">takes the page index sets for complete packets, associated with their DPMs and priorities</text:p>
        </text:list-item>
        <text:list-item>
          <text:p text:style-name="P79">passes the latter to the output blocks having ones in the DPM.</text:p>
        </text:list-item>
      </text:list>
      <text:p text:style-name="P51"/>
      <text:p text:style-name="P50"/>
      <text:p text:style-name="P39">Appendix A – input block operation pseudocode</text:p>
      <text:p text:style-name="P45"/>
      <text:p text:style-name="P46">Tell me if this is useful – I will produce the pseudocodes (or even a full SV model) for all Swcore blocks.</text:p>
      <text:p text:style-name="P54"/>
      <text:p text:style-name="P54">module input_block( </text:p>
      <text:p text:style-name="P54"><text:s text:c="4"/>WRF_sink in, </text:p>
      <text:p text:style-name="P54"><text:s text:c="4"/>RTU_if rtu, </text:p>
      <text:p text:style-name="P54"><text:s text:c="4"/>MMU_if mmu, </text:p>
      <text:p text:style-name="P54"><text:s text:c="4"/>PTA_if pta, </text:p>
      <text:p text:style-name="P54"><text:s text:c="4"/>MEM_if pmem); </text:p>
      <text:p text:style-name="P54"/>
      <text:p text:style-name="P54">int allocated_page_count = 0; </text:p>
      <text:p text:style-name="P54"/>
      <text:p text:style-name="P54">bit [N-1:0] rtu_dpm; </text:p>
      <text:p text:style-name="P54">bit3 rtu_prio; </text:p>
      <text:p text:style-name="P54">bit rtu_drop; </text:p>
      <text:p text:style-name="P54"/>
      <text:p text:style-name="P54">int page_queue[MAX_PAGES]; </text:p>
      <text:p text:style-name="P54">int npages; </text:p>
      <text:p text:style-name="P54"/>
      <text:p text:style-name="P54"/>
      <text:p text:style-name="P54">// check if there is a new packet on the WRF with its RTU decision and if we have enough pages </text:p>
      <text:p text:style-name="P54">if(in.packet_present() &amp;&amp; allocated_page_count &lt; THRESHOLD &amp;&amp; rtu.decision_present()) </text:p>
      <text:p text:style-name="P54">{ </text:p>
      <text:p text:style-name="P54"><text:s text:c="2"/>// start the reception of the packet </text:p>
      <text:p text:style-name="P54"><text:s text:c="2"/>in.start_receiving_packet(); </text:p>
      <text:p text:style-name="P54"><text:s text:c="2"/></text:p>
      <text:p text:style-name="P54"><text:s text:c="2"/>// store the RTU decision and ack the RTU </text:p>
      <text:p text:style-name="P54"><text:s text:c="2"/>rtu_dpm = rtu.dpm; </text:p>
      <text:p text:style-name="P54"><text:s text:c="2"/>rtu_prio = rtu.prio; </text:p>
      <text:p text:style-name="P54"><text:s text:c="2"/>rtu_drop = rtu.drop; </text:p>
      <text:p text:style-name="P54"/>
      <text:p text:style-name="P54"><text:s text:c="2"/>rtu.acknowledge(); </text:p>
      <text:p text:style-name="P54"/>
      <text:p text:style-name="P54"><text:s text:c="2"/>if(rtu_drop) // RTU decided to drop this packet? </text:p>
      <text:p text:style-name="P54"><text:s text:c="2"/>{ </text:p>
      <text:p text:style-name="P54"><text:s text:c="4"/>in.drop_the_packet(); </text:p>
      <text:p text:style-name="P54"><text:s text:c="2"/>} </text:p>
      <text:p text:style-name="P54"><text:soft-page-break/></text:p>
      <text:p text:style-name="P54"><text:s text:c="2"/>npages = 0; </text:p>
      <text:p text:style-name="P54"/>
      <text:p text:style-name="P54">} else { // no pages available? wait </text:p>
      <text:p text:style-name="P54"><text:s text:c="2"/>in.wait(); </text:p>
      <text:p text:style-name="P54">} </text:p>
      <text:p text:style-name="P54"/>
      <text:p text:style-name="P54">// MMU told us that one of the pages previously allocated by us was released by all output blocks </text:p>
      <text:p text:style-name="P54">if(mmu.page_freed_strobe) </text:p>
      <text:p text:style-name="P54">{ </text:p>
      <text:p text:style-name="P54"><text:s text:c="2"/>allocated_page_count--; </text:p>
      <text:p text:style-name="P54">} </text:p>
      <text:p text:style-name="P54"/>
      <text:p text:style-name="P54">// We are in the middle of packet reception </text:p>
      <text:p text:style-name="P54">if(in.packet_in_progress()) </text:p>
      <text:p text:style-name="P54">{ </text:p>
      <text:p text:style-name="P54"><text:s text:c="2"/></text:p>
      <text:p text:style-name="P54"><text:s text:c="2"/>// request a page </text:p>
      <text:p text:style-name="P54"><text:s text:c="2"/>int page_idx = mmu.allocate_page(); </text:p>
      <text:p text:style-name="P54"><text:s text:c="2"/>int n_received; </text:p>
      <text:p text:style-name="P54"/>
      <text:p text:style-name="P54"><text:s text:c="2"/>bit16 data[PAGE_SIZE]; </text:p>
      <text:p text:style-name="P54"><text:s text:c="2"/>bit4 ctrl[PAGE_SIZE]; </text:p>
      <text:p text:style-name="P54"><text:s/>allocated_page_count++; </text:p>
      <text:p text:style-name="P54"/>
      <text:p text:style-name="P54">// set the write address and receive PAGE_SIZE packet words from the WRF </text:p>
      <text:p text:style-name="P54"><text:s text:c="2"/>pmem.set_write_page(page_idx); </text:p>
      <text:p text:style-name="P54"><text:s text:c="2"/>n_received = in.receive_words(data, ctrl, PAGE_SIZE); </text:p>
      <text:p text:style-name="P54"/>
      <text:p text:style-name="P54">// indicate the end of the packet if its size is not a multiple of PAGE_SIZE </text:p>
      <text:p text:style-name="P54"><text:s text:c="2"/>if(n_received &lt; PAGE_SIZE) </text:p>
      <text:p text:style-name="P54"><text:s text:c="4"/>ctrl[n_received++] = TERMINATION_CODE; // indicate the end-of-packet by an unique value of ctrl code <text:s/></text:p>
      <text:p text:style-name="P54"/>
      <text:p text:style-name="P54"><text:s text:c="2"/>pmem.write({data,ctrl}, n_received); </text:p>
      <text:p text:style-name="P54"/>
      <text:p text:style-name="P54">// store the page index </text:p>
      <text:p text:style-name="P54"><text:s text:c="2"/>page_queue[npages++] = page_idx; </text:p>
      <text:p text:style-name="P54">} </text:p>
      <text:p text:style-name="P54"/>
      <text:p text:style-name="P54">// we've reached the end of current packet? </text:p>
      <text:p text:style-name="P54">if(in.end_of_packet()) </text:p>
      <text:p text:style-name="P54">{ </text:p>
      <text:p text:style-name="P54">// request the timeslot for the Page Tranfer Arbiter </text:p>
      <text:p text:style-name="P54"><text:s text:c="2"/>pta.request_timeslot(); </text:p>
      <text:p text:style-name="P54"/>
      <text:p text:style-name="P54">// transfer the page index array, DPM and priority to the output blocks </text:p>
      <text:p text:style-name="P54"><text:s text:c="2"/>pta.transfer(page_queue, npages, rtu_dpm, rtu_prio); </text:p>
      <text:p text:style-name="P54"/>
      <text:p text:style-name="P54">// terminate the reception of the packet. </text:p>
      <text:p text:style-name="P54"><text:s text:c="2"/>in.next_packet(); </text:p>
      <text:p text:style-name="P54">} </text:p>
      <text:p text:style-name="P54"/>
      <text:p text:style-name="P54">endmodule </text:p>
      <text:p text:style-name="P46"/>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Linux Libertine2" svg:font-family="'Linux Libertine'" style:font-pitch="variable"/>
    <style:font-face style:name="Linux Libertine" svg:font-family="'Linux Libertine'" style:font-adornments="Bold" style:font-pitch="variable"/>
    <style:font-face style:name="Linux Libertine1" svg:font-family="'Linux Libertine'"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fo:background-color="transparent" text:number-lines="false" text:line-number="0">
        <style:background-image/>
      </style:paragraph-properties>
      <style:text-properties fo:color="#000000" style:font-name="Linux Libertine" fo:font-size="12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Linux Libertin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nux Libertine1" fo:font-size="12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09T23:21:42</meta:creation-date>
    <dc:date>2010-10-19T15:10:06</dc:date>
    <meta:editing-duration>PT69H52M26S</meta:editing-duration>
    <meta:editing-cycles>86</meta:editing-cycles>
    <meta:generator>OpenOffice.org/3.2$Linux OpenOffice.org_project/320m19$Build-9505</meta:generator>
    <meta:print-date>2010-10-19T11:20:51</meta:print-date>
    <meta:document-statistic meta:table-count="0" meta:image-count="2" meta:object-count="0" meta:page-count="8" meta:paragraph-count="177" meta:word-count="2206" meta:character-count="13320"/>
  </office:meta>
</office:document-meta>
</file>